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2pt" fo:language="en" fo:country="US" officeooo:rsid="000a593e" officeooo:paragraph-rsid="009db25e" style:font-size-asian="12pt" style:font-size-complex="12pt"/>
    </style:style>
    <style:style style:name="P2" style:family="paragraph" style:parent-style-name="Standard">
      <style:text-properties style:font-name="Courier New" fo:font-size="12pt" fo:language="en" fo:country="US" officeooo:rsid="00104b1c" officeooo:paragraph-rsid="0082dedb" style:font-size-asian="12pt" style:font-size-complex="12pt"/>
    </style:style>
    <style:style style:name="P3" style:family="paragraph" style:parent-style-name="Standard">
      <style:text-properties style:font-name="Courier New" fo:font-size="12pt" fo:language="en" fo:country="US" officeooo:rsid="000d9fdb" officeooo:paragraph-rsid="005db734" style:font-size-asian="12pt" style:font-size-complex="12pt"/>
    </style:style>
    <style:style style:name="P4" style:family="paragraph" style:parent-style-name="Standard">
      <style:text-properties style:font-name="Courier New" fo:font-size="12pt" fo:language="en" fo:country="US" officeooo:rsid="000d9fdb" officeooo:paragraph-rsid="0082dedb" style:font-size-asian="12pt" style:font-size-complex="12pt"/>
    </style:style>
    <style:style style:name="P5" style:family="paragraph" style:parent-style-name="Standard">
      <style:text-properties style:font-name="Courier New" fo:font-size="12pt" fo:language="ru" fo:country="RU" officeooo:rsid="00297561" officeooo:paragraph-rsid="00297561" style:font-size-asian="12pt" style:font-size-complex="12pt"/>
    </style:style>
    <style:style style:name="P6" style:family="paragraph" style:parent-style-name="Standard">
      <style:text-properties style:font-name="Courier New" fo:font-size="12pt" fo:language="ru" fo:country="RU" officeooo:rsid="00297561" officeooo:paragraph-rsid="002aa185" style:font-size-asian="12pt" style:font-size-complex="12pt"/>
    </style:style>
    <style:style style:name="P7" style:family="paragraph" style:parent-style-name="Standard">
      <style:text-properties style:font-name="Courier New" fo:font-size="12pt" fo:language="ru" fo:country="RU" officeooo:rsid="00297561" officeooo:paragraph-rsid="002e5488" style:font-size-asian="12pt" style:font-size-complex="12pt"/>
    </style:style>
    <style:style style:name="P8" style:family="paragraph" style:parent-style-name="Standard">
      <style:text-properties style:font-name="Courier New" fo:font-size="12pt" fo:language="ru" fo:country="RU" officeooo:rsid="00297561" officeooo:paragraph-rsid="002fcfa4" style:font-size-asian="12pt" style:font-size-complex="12pt"/>
    </style:style>
    <style:style style:name="P9" style:family="paragraph" style:parent-style-name="Standard">
      <style:text-properties style:font-name="Courier New" fo:font-size="12pt" fo:language="ru" fo:country="RU" officeooo:rsid="00297561" officeooo:paragraph-rsid="0032dcf0" style:font-size-asian="12pt" style:font-size-complex="12pt"/>
    </style:style>
    <style:style style:name="P10" style:family="paragraph" style:parent-style-name="Standard">
      <style:text-properties style:font-name="Courier New" fo:font-size="12pt" fo:language="ru" fo:country="RU" officeooo:rsid="00297561" officeooo:paragraph-rsid="00a8ee3d" style:font-size-asian="12pt" style:font-size-complex="12pt"/>
    </style:style>
    <style:style style:name="P11" style:family="paragraph" style:parent-style-name="Standard">
      <style:text-properties style:font-name="Courier New" fo:font-size="12pt" fo:language="ru" fo:country="RU" officeooo:rsid="002aa185" officeooo:paragraph-rsid="00a8ee3d" style:font-size-asian="12pt" style:font-size-complex="12pt"/>
    </style:style>
    <style:style style:name="P12" style:family="paragraph" style:parent-style-name="Standard">
      <style:text-properties style:font-name="Courier New" fo:font-size="12pt" fo:language="ru" fo:country="RU" officeooo:rsid="002fcfa4" officeooo:paragraph-rsid="002fcfa4" style:font-size-asian="12pt" style:font-size-complex="12pt"/>
    </style:style>
    <style:style style:name="P13" style:family="paragraph" style:parent-style-name="Standard">
      <style:text-properties style:font-name="Courier New" fo:font-size="12pt" fo:language="ru" fo:country="RU" officeooo:rsid="002fcfa4" officeooo:paragraph-rsid="0030eaa5" style:font-size-asian="12pt" style:font-size-complex="12pt"/>
    </style:style>
    <style:style style:name="P14" style:family="paragraph" style:parent-style-name="Standard">
      <style:text-properties style:font-name="Courier New" fo:font-size="12pt" fo:language="ru" fo:country="RU" officeooo:rsid="0076881f" officeooo:paragraph-rsid="00795859" style:font-size-asian="12pt" style:font-size-complex="12pt"/>
    </style:style>
    <style:style style:name="P15" style:family="paragraph" style:parent-style-name="Standard">
      <style:text-properties style:font-name="Courier New" fo:font-size="12pt" fo:language="ru" fo:country="RU" officeooo:rsid="0076881f" officeooo:paragraph-rsid="005295c2" style:font-size-asian="12pt" style:font-size-complex="12pt"/>
    </style:style>
    <style:style style:name="P16" style:family="paragraph" style:parent-style-name="Standard">
      <style:text-properties style:font-name="Courier New" fo:font-size="12pt" fo:language="ru" fo:country="RU" officeooo:rsid="0076881f" officeooo:paragraph-rsid="00906491" style:font-size-asian="12pt" style:font-size-complex="12pt"/>
    </style:style>
    <style:style style:name="P17" style:family="paragraph" style:parent-style-name="Standard">
      <style:text-properties style:font-name="Courier New" fo:font-size="12pt" fo:language="ru" fo:country="RU" officeooo:rsid="007a814e" officeooo:paragraph-rsid="00adf1bc" style:font-size-asian="12pt" style:font-size-complex="12pt"/>
    </style:style>
    <style:style style:name="P18" style:family="paragraph" style:parent-style-name="Standard">
      <style:text-properties style:font-name="Courier New" fo:font-size="12pt" fo:language="ru" fo:country="RU" officeooo:rsid="0030eaa5" officeooo:paragraph-rsid="0030eaa5" style:font-size-asian="12pt" style:font-size-complex="12pt"/>
    </style:style>
    <style:style style:name="P19" style:family="paragraph" style:parent-style-name="Standard">
      <style:text-properties style:font-name="Courier New" fo:font-size="12pt" fo:language="ru" fo:country="RU" officeooo:rsid="0094f679" officeooo:paragraph-rsid="00a54722" style:font-size-asian="12pt" style:font-size-complex="12pt"/>
    </style:style>
    <style:style style:name="P20" style:family="paragraph" style:parent-style-name="Standard">
      <style:text-properties style:font-name="Courier New" fo:font-size="12pt" fo:language="ru" fo:country="RU" officeooo:rsid="0044beb1" officeooo:paragraph-rsid="009cf24a" style:font-size-asian="12pt" style:font-size-complex="12pt"/>
    </style:style>
    <style:style style:name="P21" style:family="paragraph" style:parent-style-name="Standard">
      <style:text-properties style:font-name="Courier New" fo:font-size="12pt" fo:language="ru" fo:country="RU" officeooo:rsid="009cf24a" officeooo:paragraph-rsid="009cf24a" style:font-size-asian="12pt" style:font-size-complex="12pt"/>
    </style:style>
    <style:style style:name="P22" style:family="paragraph" style:parent-style-name="Standard">
      <style:text-properties style:font-name="Courier New" fo:font-size="12pt" fo:language="ru" fo:country="RU" officeooo:rsid="009db25e" officeooo:paragraph-rsid="009db25e" style:font-size-asian="12pt" style:font-size-complex="12pt"/>
    </style:style>
    <style:style style:name="P23" style:family="paragraph" style:parent-style-name="Standard">
      <style:text-properties style:font-name="Courier New" fo:font-size="12pt" fo:language="ru" fo:country="RU" officeooo:rsid="00906491" officeooo:paragraph-rsid="00aa7a2b" style:font-size-asian="12pt" style:font-size-complex="12pt"/>
    </style:style>
    <style:style style:name="P24" style:family="paragraph" style:parent-style-name="Standard">
      <style:text-properties style:font-name="Courier New" fo:font-size="12pt" fo:language="ru" fo:country="RU" officeooo:rsid="00a4b4e0" officeooo:paragraph-rsid="00aa7a2b" style:font-size-asian="12pt" style:font-size-complex="12pt"/>
    </style:style>
    <style:style style:name="P25" style:family="paragraph" style:parent-style-name="Standard">
      <style:text-properties style:font-name="Courier New" fo:font-size="12pt" fo:language="ru" fo:country="RU" officeooo:rsid="00a54722" officeooo:paragraph-rsid="00a54722" style:font-size-asian="12pt" style:font-size-complex="12pt"/>
    </style:style>
    <style:style style:name="P26" style:family="paragraph" style:parent-style-name="Standard">
      <style:text-properties style:font-name="Courier New" fo:font-size="12pt" fo:language="ru" fo:country="RU" officeooo:rsid="00b30574" officeooo:paragraph-rsid="00b30574" style:font-size-asian="12pt" style:font-size-complex="12pt"/>
    </style:style>
    <style:style style:name="P27" style:family="paragraph" style:parent-style-name="Standard">
      <style:text-properties style:font-name="Courier New" fo:font-size="12pt" fo:language="ru" fo:country="RU" style:text-underline-style="solid" style:text-underline-width="auto" style:text-underline-color="font-color" fo:font-weight="bold" officeooo:rsid="00297561" officeooo:paragraph-rsid="00297561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Courier New" fo:font-size="12pt" fo:language="ru" fo:country="RU" style:text-underline-style="solid" style:text-underline-width="auto" style:text-underline-color="font-color" fo:font-weight="bold" officeooo:rsid="0044beb1" officeooo:paragraph-rsid="009cf24a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Courier New" fo:font-size="12pt" fo:language="ru" fo:country="RU" fo:font-weight="bold" officeooo:rsid="005295c2" officeooo:paragraph-rsid="005295c2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Courier New" fo:font-size="12pt" fo:language="ru" fo:country="RU" style:text-underline-style="none" fo:font-weight="normal" officeooo:rsid="00906491" officeooo:paragraph-rsid="00aa7a2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Courier New" fo:font-size="12pt" fo:font-weight="bold" officeooo:rsid="000a593e" officeooo:paragraph-rsid="0096ca8e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ourier New" fo:font-size="12pt" fo:font-weight="bold" officeooo:rsid="00982e44" officeooo:paragraph-rsid="00982e44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Courier New" fo:font-size="12pt" fo:font-weight="bold" officeooo:rsid="0096ca8e" officeooo:paragraph-rsid="0096ca8e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ourier New" fo:font-size="12pt" fo:font-weight="normal" officeooo:rsid="000a593e" officeooo:paragraph-rsid="0096ca8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ourier New" fo:font-size="12pt" fo:font-weight="normal" officeooo:rsid="0096ca8e" officeooo:paragraph-rsid="0096ca8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ourier New" fo:font-size="12pt" fo:font-weight="normal" officeooo:rsid="0096ca8e" officeooo:paragraph-rsid="009bb4e4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ourier New" fo:font-size="12pt" fo:font-weight="normal" officeooo:rsid="009cf24a" officeooo:paragraph-rsid="009cf24a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09bb4e4"/>
    </style:style>
    <style:style style:name="P39" style:family="paragraph" style:parent-style-name="Standard">
      <style:text-properties style:font-name="Courier New" fo:font-size="12pt" fo:language="ru" fo:country="RU" officeooo:rsid="00b30574" officeooo:paragraph-rsid="00b30574" style:font-size-asian="12pt" style:font-size-complex="12pt"/>
    </style:style>
    <style:style style:name="P40" style:family="paragraph" style:parent-style-name="Standard">
      <style:text-properties style:font-name="Courier New" fo:font-size="12pt" fo:language="ru" fo:country="RU" officeooo:rsid="002aa185" officeooo:paragraph-rsid="00bccb42" style:font-size-asian="12pt" style:font-size-complex="12pt"/>
    </style:style>
    <style:style style:name="P41" style:family="paragraph" style:parent-style-name="Standard">
      <style:text-properties style:font-name="Courier New" fo:font-size="12pt" fo:language="ru" fo:country="RU" officeooo:rsid="002aa185" officeooo:paragraph-rsid="00a8ee3d" style:font-size-asian="12pt" style:font-size-complex="12pt"/>
    </style:style>
    <style:style style:name="P42" style:family="paragraph" style:parent-style-name="Standard">
      <style:text-properties style:font-name="Courier New" fo:font-size="12pt" fo:language="ru" fo:country="RU" officeooo:rsid="005295c2" officeooo:paragraph-rsid="003ea23a" style:font-size-asian="12pt" style:font-size-complex="12pt"/>
    </style:style>
    <style:style style:name="P43" style:family="paragraph" style:parent-style-name="Standard">
      <style:text-properties style:font-name="Courier New" fo:font-size="12pt" fo:language="ru" fo:country="RU" officeooo:rsid="0078dc4d" officeooo:paragraph-rsid="00795859" style:font-size-asian="12pt" style:font-size-complex="12pt"/>
    </style:style>
    <style:style style:name="P44" style:family="paragraph" style:parent-style-name="Standard">
      <style:text-properties style:font-name="Courier New" fo:font-size="12pt" fo:language="ru" fo:country="RU" officeooo:rsid="0076881f" officeooo:paragraph-rsid="00906491" style:font-size-asian="12pt" style:font-size-complex="12pt"/>
    </style:style>
    <style:style style:name="P45" style:family="paragraph" style:parent-style-name="Standard">
      <style:text-properties style:font-name="Courier New" fo:font-size="12pt" fo:language="ru" fo:country="RU" officeooo:rsid="009db25e" officeooo:paragraph-rsid="009db25e" style:font-size-asian="12pt" style:font-size-complex="12pt"/>
    </style:style>
    <style:style style:name="P46" style:family="paragraph" style:parent-style-name="Standard">
      <style:text-properties style:font-name="Courier New" fo:font-size="12pt" fo:language="ru" fo:country="RU" fo:font-weight="bold" officeooo:rsid="005a6d3f" officeooo:paragraph-rsid="0082dedb" style:font-size-asian="12pt" style:font-weight-asian="bold" style:font-size-complex="12pt" style:font-weight-complex="bold"/>
    </style:style>
    <style:style style:name="P47" style:family="paragraph" style:parent-style-name="Standard">
      <style:text-properties style:font-name="Courier New" fo:font-size="12pt" fo:language="ru" fo:country="RU" fo:font-weight="bold" officeooo:rsid="005a6d3f" officeooo:paragraph-rsid="00c356c6" style:font-size-asian="12pt" style:font-weight-asian="bold" style:font-size-complex="12pt" style:font-weight-complex="bold"/>
    </style:style>
    <style:style style:name="P48" style:family="paragraph" style:parent-style-name="Standard">
      <style:text-properties style:font-name="Courier New" fo:font-size="12pt" fo:language="en" fo:country="US" officeooo:rsid="00104b1c" officeooo:paragraph-rsid="00c0bf3b" style:font-size-asian="12pt" style:font-size-complex="12pt"/>
    </style:style>
    <style:style style:name="P49" style:family="paragraph" style:parent-style-name="Standard">
      <style:text-properties style:font-name="Courier New" fo:font-size="12pt" fo:language="en" fo:country="US" officeooo:rsid="00104b1c" officeooo:paragraph-rsid="0082dedb" style:font-size-asian="12pt" style:font-size-complex="12pt"/>
    </style:style>
    <style:style style:name="P50" style:family="paragraph" style:parent-style-name="Standard">
      <style:text-properties style:font-name="Courier New" fo:font-size="12pt" fo:language="en" fo:country="US" officeooo:rsid="00104b1c" officeooo:paragraph-rsid="00c356c6" style:font-size-asian="12pt" style:font-size-complex="12pt"/>
    </style:style>
    <style:style style:name="P51" style:family="paragraph" style:parent-style-name="Standard">
      <style:text-properties style:font-name="Courier New" fo:font-size="12pt" fo:language="en" fo:country="US" officeooo:rsid="000d9fdb" officeooo:paragraph-rsid="0082dedb" style:font-size-asian="12pt" style:font-size-complex="12pt"/>
    </style:style>
    <style:style style:name="P52" style:family="paragraph" style:parent-style-name="Standard">
      <style:text-properties style:font-name="Courier New" fo:font-size="12pt" fo:language="en" fo:country="US" officeooo:rsid="000d9fdb" officeooo:paragraph-rsid="00c0bf3b" style:font-size-asian="12pt" style:font-size-complex="12pt"/>
    </style:style>
    <style:style style:name="P53" style:family="paragraph" style:parent-style-name="Standard">
      <style:text-properties style:font-name="Courier New" fo:font-size="12pt" fo:language="en" fo:country="US" officeooo:rsid="000d9fdb" officeooo:paragraph-rsid="00c17383" style:font-size-asian="12pt" style:font-size-complex="12pt"/>
    </style:style>
    <style:style style:name="P54" style:family="paragraph" style:parent-style-name="Standard">
      <style:text-properties style:font-name="Courier New" fo:font-size="12pt" fo:language="en" fo:country="US" officeooo:rsid="000d9fdb" officeooo:paragraph-rsid="00c356c6" style:font-size-asian="12pt" style:font-size-complex="12pt"/>
    </style:style>
    <style:style style:name="P55" style:family="paragraph" style:parent-style-name="Standard">
      <style:text-properties style:font-name="Courier New" fo:font-size="12pt" fo:language="en" fo:country="US" officeooo:rsid="000a593e" officeooo:paragraph-rsid="0082dedb" style:font-size-asian="12pt" style:font-size-complex="12pt"/>
    </style:style>
    <style:style style:name="P56" style:family="paragraph" style:parent-style-name="Standard">
      <style:text-properties style:font-name="Courier New" fo:font-size="12pt" fo:language="en" fo:country="US" officeooo:rsid="00c356c6" officeooo:paragraph-rsid="00c356c6" style:font-size-asian="12pt" style:font-size-complex="12pt"/>
    </style:style>
    <style:style style:name="P57" style:family="paragraph" style:parent-style-name="Standard">
      <style:text-properties style:font-name="Courier New" fo:font-size="14pt" fo:language="ru" fo:country="RU" fo:font-weight="bold" officeooo:rsid="005a6d3f" officeooo:paragraph-rsid="00c356c6" style:font-size-asian="14pt" style:font-weight-asian="bold" style:font-size-complex="14pt" style:font-weight-complex="bold"/>
    </style:style>
    <style:style style:name="P58" style:family="paragraph" style:parent-style-name="Standard">
      <style:text-properties style:font-name="Courier New" fo:font-size="14pt" fo:language="ru" fo:country="RU" fo:font-weight="bold" officeooo:rsid="005a6d3f" officeooo:paragraph-rsid="0082dedb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890b18" style:font-weight-asian="bold" style:font-weight-complex="bold"/>
    </style:style>
    <style:style style:name="T4" style:family="text">
      <style:text-properties fo:language="en" fo:country="US" fo:font-weight="bold" officeooo:rsid="009f6e55" style:font-weight-asian="bold" style:font-weight-complex="bold"/>
    </style:style>
    <style:style style:name="T5" style:family="text">
      <style:text-properties fo:language="en" fo:country="US" fo:font-weight="bold" officeooo:rsid="00a33b8b" style:font-weight-asian="bold" style:font-weight-complex="bold"/>
    </style:style>
    <style:style style:name="T6" style:family="text">
      <style:text-properties fo:language="en" fo:country="US" fo:font-weight="bold" officeooo:rsid="00a27b30" style:font-weight-asian="bold" style:font-weight-complex="bold"/>
    </style:style>
    <style:style style:name="T7" style:family="text">
      <style:text-properties fo:language="en" fo:country="US" fo:font-weight="bold" officeooo:rsid="007ec979" style:font-weight-asian="bold" style:font-weight-complex="bold"/>
    </style:style>
    <style:style style:name="T8" style:family="text">
      <style:text-properties fo:language="en" fo:country="US" officeooo:rsid="007ec979"/>
    </style:style>
    <style:style style:name="T9" style:family="text">
      <style:text-properties fo:language="en" fo:country="US" officeooo:rsid="00890b18"/>
    </style:style>
    <style:style style:name="T10" style:family="text">
      <style:text-properties fo:language="en" fo:country="US" officeooo:rsid="00a27b30"/>
    </style:style>
    <style:style style:name="T11" style:family="text">
      <style:text-properties fo:language="en" fo:country="US" officeooo:rsid="00c2698d"/>
    </style:style>
    <style:style style:name="T12" style:family="text">
      <style:text-properties fo:language="ru" fo:country="RU" officeooo:rsid="0011b403"/>
    </style:style>
    <style:style style:name="T13" style:family="text">
      <style:text-properties fo:language="ru" fo:country="RU" officeooo:rsid="0012fce0"/>
    </style:style>
    <style:style style:name="T14" style:family="text">
      <style:text-properties fo:language="ru" fo:country="RU" officeooo:rsid="0037f8fb"/>
    </style:style>
    <style:style style:name="T15" style:family="text">
      <style:text-properties fo:language="ru" fo:country="RU" officeooo:rsid="00397f75"/>
    </style:style>
    <style:style style:name="T16" style:family="text">
      <style:text-properties fo:language="ru" fo:country="RU" officeooo:rsid="00c0bf3b"/>
    </style:style>
    <style:style style:name="T17" style:family="text">
      <style:text-properties fo:language="ru" fo:country="RU" fo:font-weight="normal" officeooo:rsid="00397f75" style:font-weight-asian="normal" style:font-weight-complex="normal"/>
    </style:style>
    <style:style style:name="T18" style:family="text">
      <style:text-properties fo:language="ru" fo:country="RU" fo:font-weight="normal" officeooo:rsid="00c0bf3b" style:font-weight-asian="normal" style:font-weight-complex="normal"/>
    </style:style>
    <style:style style:name="T19" style:family="text">
      <style:text-properties fo:language="ru" fo:country="RU" officeooo:rsid="00c356c6"/>
    </style:style>
    <style:style style:name="T20" style:family="text">
      <style:text-properties officeooo:rsid="00104b1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aa185" style:font-weight-asian="bold" style:font-weight-complex="bold"/>
    </style:style>
    <style:style style:name="T23" style:family="text">
      <style:text-properties fo:font-weight="bold" officeooo:rsid="00890b18" style:font-weight-asian="bold" style:font-weight-complex="bold"/>
    </style:style>
    <style:style style:name="T24" style:family="text">
      <style:text-properties fo:font-weight="bold" officeooo:rsid="007ec979" style:font-weight-asian="bold" style:font-weight-complex="bold"/>
    </style:style>
    <style:style style:name="T25" style:family="text">
      <style:text-properties officeooo:rsid="002aa185"/>
    </style:style>
    <style:style style:name="T26" style:family="text">
      <style:text-properties officeooo:rsid="002da14d"/>
    </style:style>
    <style:style style:name="T27" style:family="text">
      <style:text-properties officeooo:rsid="002e5488"/>
    </style:style>
    <style:style style:name="T28" style:family="text">
      <style:text-properties officeooo:rsid="002fcfa4"/>
    </style:style>
    <style:style style:name="T29" style:family="text">
      <style:text-properties officeooo:rsid="0030eaa5"/>
    </style:style>
    <style:style style:name="T30" style:family="text">
      <style:text-properties officeooo:rsid="0032dcf0"/>
    </style:style>
    <style:style style:name="T31" style:family="text">
      <style:text-properties officeooo:rsid="003425b3"/>
    </style:style>
    <style:style style:name="T32" style:family="text">
      <style:text-properties officeooo:rsid="0037f8fb"/>
    </style:style>
    <style:style style:name="T33" style:family="text">
      <style:text-properties officeooo:rsid="003ea23a"/>
    </style:style>
    <style:style style:name="T34" style:family="text">
      <style:text-properties officeooo:rsid="0045f913"/>
    </style:style>
    <style:style style:name="T35" style:family="text">
      <style:text-properties officeooo:rsid="0046b0cd"/>
    </style:style>
    <style:style style:name="T36" style:family="text">
      <style:text-properties officeooo:rsid="004c1899"/>
    </style:style>
    <style:style style:name="T37" style:family="text">
      <style:text-properties fo:color="#202122" fo:letter-spacing="normal" fo:language="en" fo:country="US"/>
    </style:style>
    <style:style style:name="T38" style:family="text">
      <style:text-properties fo:color="#202122" fo:letter-spacing="normal" fo:language="en" fo:country="US" officeooo:rsid="006ce947"/>
    </style:style>
    <style:style style:name="T39" style:family="text">
      <style:text-properties fo:font-variant="normal" fo:text-transform="none" fo:color="#202122" fo:letter-spacing="normal"/>
    </style:style>
    <style:style style:name="T40" style:family="text">
      <style:text-properties fo:font-variant="normal" fo:text-transform="none" fo:color="#202122" fo:letter-spacing="normal" fo:font-style="normal"/>
    </style:style>
    <style:style style:name="T41" style:family="text">
      <style:text-properties fo:font-variant="normal" fo:text-transform="none" fo:color="#333333" style:font-name="Courier New" fo:letter-spacing="normal" fo:font-style="normal" style:font-size-asian="12pt" style:font-weight-asian="normal" style:font-size-complex="12pt" style:font-weight-complex="normal"/>
    </style:style>
    <style:style style:name="T42" style:family="text">
      <style:text-properties officeooo:rsid="007ec979"/>
    </style:style>
    <style:style style:name="T43" style:family="text">
      <style:text-properties officeooo:rsid="007ff499"/>
    </style:style>
    <style:style style:name="T44" style:family="text">
      <style:text-properties officeooo:rsid="00890b18"/>
    </style:style>
    <style:style style:name="T45" style:family="text">
      <style:text-properties officeooo:rsid="0091bf7b"/>
    </style:style>
    <style:style style:name="T46" style:family="text">
      <style:text-properties officeooo:rsid="00941e1e"/>
    </style:style>
    <style:style style:name="T47" style:family="text">
      <style:text-properties officeooo:rsid="00945204"/>
    </style:style>
    <style:style style:name="T48" style:family="text">
      <style:text-properties officeooo:rsid="0094ed1b"/>
    </style:style>
    <style:style style:name="T49" style:family="text">
      <style:text-properties officeooo:rsid="0096ca8e"/>
    </style:style>
    <style:style style:name="T50" style:family="text">
      <style:text-properties officeooo:rsid="00980cc9"/>
    </style:style>
    <style:style style:name="T51" style:family="text">
      <style:text-properties officeooo:rsid="009bb4e4"/>
    </style:style>
    <style:style style:name="T52" style:family="text">
      <style:text-properties officeooo:rsid="009bb4e4" style:font-size-asian="12pt" style:font-weight-asian="normal" style:font-size-complex="12pt" style:font-weight-complex="normal"/>
    </style:style>
    <style:style style:name="T53" style:family="text">
      <style:text-properties style:font-name="Courier New" officeooo:rsid="009bb4e4" style:font-size-asian="12pt" style:font-weight-asian="normal" style:font-size-complex="12pt" style:font-weight-complex="normal"/>
    </style:style>
    <style:style style:name="T54" style:family="text">
      <style:text-properties officeooo:rsid="009cf24a"/>
    </style:style>
    <style:style style:name="T55" style:family="text">
      <style:text-properties officeooo:rsid="00a0d486"/>
    </style:style>
    <style:style style:name="T56" style:family="text">
      <style:text-properties officeooo:rsid="00a27b30"/>
    </style:style>
    <style:style style:name="T57" style:family="text">
      <style:text-properties officeooo:rsid="00a33b8b"/>
    </style:style>
    <style:style style:name="T58" style:family="text">
      <style:text-properties officeooo:rsid="00a49bc5"/>
    </style:style>
    <style:style style:name="T59" style:family="text">
      <style:text-properties officeooo:rsid="00a4b4e0"/>
    </style:style>
    <style:style style:name="T60" style:family="text">
      <style:text-properties officeooo:rsid="00a54722"/>
    </style:style>
    <style:style style:name="T61" style:family="text">
      <style:text-properties officeooo:rsid="00a6e70a"/>
    </style:style>
    <style:style style:name="T62" style:family="text">
      <style:text-properties officeooo:rsid="00aad201"/>
    </style:style>
    <style:style style:name="T63" style:family="text">
      <style:text-properties officeooo:rsid="00ad9293"/>
    </style:style>
    <style:style style:name="T64" style:family="text">
      <style:text-properties officeooo:rsid="00b7f9d9"/>
    </style:style>
    <style:style style:name="T65" style:family="text">
      <style:text-properties officeooo:rsid="00bb0e8d"/>
    </style:style>
    <style:style style:name="T66" style:family="text">
      <style:text-properties officeooo:rsid="00bccb42"/>
    </style:style>
    <style:style style:name="T67" style:family="text">
      <style:text-properties officeooo:rsid="00bdedb5"/>
    </style:style>
    <style:style style:name="T68" style:family="text">
      <style:text-properties officeooo:rsid="00c0bf3b"/>
    </style:style>
    <style:style style:name="T69" style:family="text">
      <style:text-properties officeooo:rsid="00c17383"/>
    </style:style>
    <style:style style:name="T70" style:family="text">
      <style:text-properties officeooo:rsid="00c356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Синхронизация данных</text:p>
      <text:p text:style-name="P31"><text:span text:style-name="T49">при двустороннем о</text:span>бмен<text:span text:style-name="T49">е</text:span> сообщениями</text:p>
      <text:p text:style-name="P33">в топологии "звезда"</text:p>
      <text:p text:style-name="P34"/>
      <text:p text:style-name="P32">Отказ от использования механизма планов обмена не означает отказа от необходимости решать проблему выявления и разрешения коллизий. Данная статья предлагает <text:span text:style-name="T51">рассмотреть один из вариантов решения этой проблемы</text:span>.</text:p>
      <text:p text:style-name="P35"/>
      <text:p text:style-name="P36"><text:span text:style-name="T50">Предположим, что для преодоления проблем механизма планов обмена, используемого в распределённой информационной базе данных (РИБД), было принято решение о р</text:span>еализаци<text:span text:style-name="T50">и</text:span> <text:span text:style-name="T61">альтернативного </text:span>обмена данными <text:span text:style-name="T61">с гарантированной доставкой </text:span>при помощи <text:span text:style-name="T51">очередей сообщений</text:span>.</text:p>
      <text:p text:style-name="P36"/>
      <text:p text:style-name="P38"><text:span text:style-name="T52">Реализация подобного варианта обмена данными рассмотрена в моей статье </text:span><text:span text:style-name="T53">"</text:span><text:span text:style-name="T41">DaJet Exchange: обмен данными с 1С (часть 1)</text:span><text:span text:style-name="T53">".</text:span></text:p>
      <text:p text:style-name="P36"/>
      <text:p text:style-name="P36"><text:span text:style-name="T50">Так же, как и РИБД 1С,</text:span> <text:span text:style-name="T51">альтернативная реализация </text:span>должна предусматривать выявление коллизий и их разрешение.</text:p>
      <text:p text:style-name="P36"/>
      <text:p text:style-name="P37">Первым делом <text:span text:style-name="T61">необходимо </text:span>сформулировать практически целесообразные требования к системе обмена данными по типу РИБД, имеющей топологию "звезда".</text:p>
      <text:p text:style-name="P37"/>
      <text:p text:style-name="P28">Требования к асинхронному обмену данными:</text:p>
      <text:p text:style-name="P20">1. Сообщения доставляются <text:span text:style-name="T34">и обрабатываются при помощи </text:span>очеред<text:span text:style-name="T35">ей</text:span> <text:span text:style-name="T1">FIFO</text:span>.</text:p>
      <text:p text:style-name="P21">2. Используется гарантированная доставка при помощи брокера сообщений.</text:p>
      <text:p text:style-name="P20"><text:span text:style-name="T54">3</text:span>. <text:span text:style-name="T54">Изменение данных и отправка с</text:span>ообщени<text:span text:style-name="T54">я</text:span> <text:span text:style-name="T36">выполняются в</text:span> <text:span text:style-name="T36">одной</text:span> транзакци<text:span text:style-name="T36">и</text:span>.</text:p>
      <text:p text:style-name="P20"><text:span text:style-name="T54">4</text:span>. <text:span text:style-name="T54">Получение сообщения и </text:span>изменени<text:span text:style-name="T54">е данных</text:span> <text:span text:style-name="T36">выполняются в</text:span> одной транзакци<text:span text:style-name="T36">и</text:span>.</text:p>
      <text:p text:style-name="P1"/>
      <text:p text:style-name="P27">Правила разрешения коллизий:</text:p>
      <text:p text:style-name="P5"/>
      <text:p text:style-name="P5">1. <text:span text:style-name="T2">Root </text:span><text:span text:style-name="T4">node </text:span><text:span text:style-name="T2">always wins!</text:span></text:p>
      <text:p text:style-name="P8"><text:span text:style-name="T1"><text:s text:c="3"/></text:span>Центральный узел всегда имеет наивысший приоритет своих изменений <text:span text:style-name="T28">по </text:span></text:p>
      <text:p text:style-name="P8"><text:span text:style-name="T28"><text:s text:c="3"/>отношению к изменениям любого периферийного узла</text:span>.</text:p>
      <text:p text:style-name="P7"><text:s text:c="3"/>Все узлы должны <text:span text:style-name="T27">получить и </text:span>принять изменени<text:span text:style-name="T26">я центрального узла</text:span>.</text:p>
      <text:p text:style-name="P5"/>
      <text:p text:style-name="P12">2. <text:span text:style-name="T2">Leaf </text:span><text:span text:style-name="T4">node</text:span><text:span text:style-name="T2"> may be allowed to make changes.</text:span></text:p>
      <text:p text:style-name="P13"><text:span text:style-name="T1"><text:s text:c="3"/></text:span><text:span text:style-name="T29">До тех пор пока центральный узел не сделал изменений, любой </text:span></text:p>
      <text:p text:style-name="P18"><text:s text:c="3"/>периферийный узел может предложить свои изменения.</text:p>
      <text:p text:style-name="P13"><text:s text:c="3"/><text:span text:style-name="T29">Центральный узел и заинтересованные периферийные узлы должны получить и </text:span></text:p>
      <text:p text:style-name="P18"><text:s text:c="3"/>принять предложенные инициирующим периферийным узлом изменения.</text:p>
      <text:p text:style-name="P5"/>
      <text:p text:style-name="P5"><text:span text:style-name="T28">3</text:span>. <text:span text:style-name="T2">First leaf </text:span><text:span text:style-name="T4">node </text:span><text:span text:style-name="T2">wins!</text:span></text:p>
      <text:p text:style-name="P9"><text:span text:style-name="T1"><text:s text:c="3"/></text:span>Первый периферийный узел, <text:span text:style-name="T30">предложенное изменение которого было <text:s/></text:span></text:p>
      <text:p text:style-name="P9"><text:s text:c="3"/>зафиксирова<text:span text:style-name="T30">но</text:span> <text:span text:style-name="T30">в центральном узле</text:span>, имеет приоритет <text:span text:style-name="T30">по отношению к </text:span></text:p>
      <text:p text:style-name="P9"><text:span text:style-name="T30"><text:s text:c="3"/>изменениям, одновременно сделанным в других </text:span>периферийны<text:span text:style-name="T31">х</text:span> узла<text:span text:style-name="T31">х</text:span>.</text:p>
      <text:p text:style-name="P7"><text:s text:c="3"/>Другие узлы должны <text:span text:style-name="T27">получить и </text:span>принять <text:span text:style-name="T30">такое</text:span> изменение.</text:p>
      <text:p text:style-name="P5"/>
      <text:p text:style-name="P27">Следствия из правил разрешения коллизий:</text:p>
      <text:p text:style-name="P6"/>
      <text:p text:style-name="P10">1. <text:span text:style-name="T22">Центральный узел</text:span><text:span text:style-name="T25"> при получении сообщения от периферийного узла должен</text:span></text:p>
      <text:p text:style-name="P11"><text:s text:c="3"/>принимать и маршрутизировать сообщения, соответствующие правилу № 2.</text:p>
      <text:p text:style-name="P11"><text:s text:c="3"/><text:span text:style-name="T67">Все остальные сообщения центральный узел отбрасывает.</text:span></text:p>
      <text:p text:style-name="P6"/>
      <text:p text:style-name="P40">2. <text:span text:style-name="T21">Периферийный узел</text:span> <text:span text:style-name="T66">всегда обязан принять</text:span> сообщени<text:span text:style-name="T66">е</text:span> от <text:span text:style-name="T33">центрального</text:span> узла,</text:p>
      <text:p text:style-name="P40"><text:s text:c="3"/><text:span text:style-name="T66">так как именно центральный узел обеспечивает строгое соблюдение всех</text:span></text:p>
      <text:p text:style-name="P40"><text:span text:style-name="T66"><text:s text:c="3"/>правил разрешения коллизий.</text:span></text:p>
      <text:p text:style-name="P42"><text:soft-page-break/></text:p>
      <text:p text:style-name="P29"><text:span text:style-name="T38">mutex (</text:span><text:span text:style-name="T37">mutual exclusion</text:span><text:span text:style-name="T38">)</text:span><text:span text:style-name="T37"> </text:span><text:span text:style-name="T39">— </text:span><text:span text:style-name="T40">взаимное исключение</text:span></text:p>
      <text:p text:style-name="P15"><text:a xlink:type="simple" xlink:href="https://ru.wikipedia.org/wiki/Мьютекс" text:style-name="Internet_20_link" text:visited-style-name="Visited_20_Internet_20_Link">Мьютекс — Википедия (wikipedia.org)</text:a></text:p>
      <text:p text:style-name="P22"/>
      <text:p text:style-name="P22">Для <text:span text:style-name="T62">реализации правил разрешения коллизий</text:span> использу<text:span text:style-name="T55">е</text:span>тся <text:span text:style-name="T55">адаптированная к вышеуказанным требованиям методика синхронизации при помощи </text:span>мьютекс<text:span text:style-name="T55">ов</text:span>.</text:p>
      <text:p text:style-name="P15"/>
      <text:p text:style-name="P19"><text:span text:style-name="T58">Ж</text:span>изненный цикл мьютекса начинается в статусе мьютекса изменения <text:span text:style-name="T56">(</text:span><text:span text:style-name="T10">change mutex</text:span><text:span text:style-name="T56">), используемого для захвата данных в центральном узле и их изменения.</text:span></text:p>
      <text:p text:style-name="P19"/>
      <text:p text:style-name="P17"><text:span text:style-name="T3">Change</text:span><text:span text:style-name="T2"> mutex</text:span><text:span text:style-name="T1"> – </text:span>генерируется <text:span text:style-name="T42">текущим</text:span> узлом <text:span text:style-name="T42">для исходящих сообщений</text:span>.</text:p>
      <text:p text:style-name="P17"><text:span text:style-name="T44">C</text:span><text:span text:style-name="T9">hange</text:span><text:span text:style-name="T8"> mutex </text:span><text:span text:style-name="T42">используется для захвата записей в центральном узле с целью изменения данных.</text:span></text:p>
      <text:p text:style-name="P17"><text:span text:style-name="T42">Если в наличии имеется </text:span><text:span text:style-name="T24">s</text:span><text:span text:style-name="T3">hared</text:span><text:span text:style-name="T7"> mutex</text:span><text:span text:style-name="T8">, </text:span><text:span text:style-name="T42">то он используется в исходящем сообщении для снятия захвата данных в центральном узле, выполненного ранее другим узлом.</text:span></text:p>
      <text:p text:style-name="P19"/>
      <text:p text:style-name="P19"><text:span text:style-name="T63">В случае успешного захвата данных в центральном узле мьютекс переходит в </text:span>статус разделяемого мьютекса <text:span text:style-name="T10">(</text:span><text:span text:style-name="T6">shared mutex</text:span><text:span text:style-name="T10">) </text:span><text:span text:style-name="T58">для синхронизации изменений между заинтересованными в этих изменениях периферийными узлами.</text:span></text:p>
      <text:p text:style-name="P19"/>
      <text:p text:style-name="P17"><text:span text:style-name="T23">S</text:span><text:span text:style-name="T3">hared </text:span><text:span text:style-name="T2">mutex</text:span><text:span text:style-name="T1"> – </text:span><text:span text:style-name="T42">получается периферийным узлом во входящих сообщениях</text:span>.</text:p>
      <text:p text:style-name="P17"><text:span text:style-name="T42">Получение </text:span><text:span text:style-name="T24">s</text:span><text:span text:style-name="T3">hared</text:span><text:span text:style-name="T7"> mutex</text:span><text:span text:style-name="T8"> </text:span><text:span text:style-name="T42">свидетельствует о том, что данные центрального узла были захвачены другим узлом. Таким образом выполняется синхронизация доступа к данным между узлами.</text:span></text:p>
      <text:p text:style-name="P17"><text:span text:style-name="T3">Shared</text:span><text:span text:style-name="T7"> mutex</text:span><text:span text:style-name="T8"> </text:span><text:span text:style-name="T43">необходимо запомнить, чтобы в будущем использовать его для снятия захвата данных в центральном узле.</text:span></text:p>
      <text:p text:style-name="P19"/>
      <text:p text:style-name="P19"><text:span text:style-name="T63">Жизненный цикл использования мьютекса з</text:span>авершается в статусе <text:span text:style-name="T57">вышедшего из употребления</text:span> <text:span text:style-name="T60">мьютекса </text:span><text:span text:style-name="T10">(</text:span><text:span text:style-name="T5">obsolete</text:span><text:span text:style-name="T6"> mutex</text:span><text:span text:style-name="T10">)</text:span>.</text:p>
      <text:p text:style-name="P15"/>
      <text:p text:style-name="P25"><text:span text:style-name="T2">O</text:span><text:span text:style-name="T5">bsolete</text:span><text:span text:style-name="T6"> mutex</text:span><text:span text:style-name="T10"> – </text:span>вышедший из употребления, устаревший мьютекс.</text:p>
      <text:p text:style-name="P14"/>
      <text:p text:style-name="P30"><text:span text:style-name="T59">Таким образом можно выделить следующие с</text:span>остояни<text:span text:style-name="T59">я</text:span> данных <text:span text:style-name="T48">РИБД</text:span>:</text:p>
      <text:p text:style-name="P23">1. Синхронизированное состояние <text:span text:style-name="T45">данных - данные во всех узлах идентичны</text:span>.</text:p>
      <text:p text:style-name="P23">2. Изменение данных в <text:span text:style-name="T47">периферийном </text:span>узле и отправка сообщения захвата</text:p>
      <text:p text:style-name="P23"><text:s text:c="3"/><text:span text:style-name="T64">и изменения </text:span>данных <text:span text:style-name="T47">в центральный узел</text:span>.</text:p>
      <text:p text:style-name="P23">3. Захват, изменение и отправка сообщени<text:span text:style-name="T46">й</text:span> данных в центральном узле.</text:p>
      <text:p text:style-name="P23">4. <text:span text:style-name="T45">Получение, изменение и синхронизация данных в периферийном узле.</text:span></text:p>
      <text:p text:style-name="P24">5. Новое синхронизированное состояние.</text:p>
      <text:p text:style-name="P14"/>
      <text:p text:style-name="P25">Практические сценарии использования:</text:p>
      <text:p text:style-name="P25">1. Центральный узел создаёт данные.</text:p>
      <text:p text:style-name="P25">2. Центральный узел изменяет данные.</text:p>
      <text:p text:style-name="P25">3. Периферийный узел изменяет данные.</text:p>
      <text:p text:style-name="P25">4. Центральный и периферийный узл<text:span text:style-name="T11">ы </text:span>изменяют данные одновременно.</text:p>
      <text:p text:style-name="P26">5. Периферийные узлы изменяют данные одновременно.</text:p>
      <text:p text:style-name="P16"/>
      <text:p text:style-name="P16">**************************************************************************</text:p>
      <text:p text:style-name="P16"/>
      <text:p text:style-name="P26">Контекст применения изменения, чтобы избежать зацикливания сообщений !!!</text:p>
      <text:p text:style-name="P16"/>
      <text:p text:style-name="P16"/>
      <text:p text:style-name="P16"/>
      <text:p text:style-name="P43"/>
      <text:p text:style-name="P3"/>
      <text:p text:style-name="P58"><text:soft-page-break/>Код <text:span text:style-name="T68">обработки входящего сообщения </text:span>центрального узла:</text:p>
      <text:p text:style-name="P4"/>
      <text:p text:style-name="P48">if (<text:span text:style-name="T68">metadata</text:span>.<text:span text:style-name="T68">MutexOwner</text:span> == <text:span text:style-name="T68">message</text:span>.<text:span text:style-name="T68">SourceNode</text:span></text:p>
      <text:p text:style-name="P48"><text:span text:style-name="T68"><text:s text:c="3"/>||</text:span> <text:span text:style-name="T68">metadata</text:span>.<text:span text:style-name="T68">Change</text:span>Mutex == <text:span text:style-name="T68">message</text:span>.<text:span text:style-name="T68">Shared</text:span>Mutex)</text:p>
      <text:p text:style-name="P2">{</text:p>
      <text:p text:style-name="P2"><text:s text:c="3"/>// <text:span text:style-name="T16">Начало транзакции</text:span></text:p>
      <text:p text:style-name="P2"><text:span text:style-name="T16"/></text:p>
      <text:p text:style-name="P48"><text:span text:style-name="T16"><text:s text:c="3"/></text:span>// <text:span text:style-name="T16">1. </text:span><text:span text:style-name="T14">Применяем изменения </text:span><text:span text:style-name="T15">в центральном узле</text:span></text:p>
      <text:p text:style-name="P4"><text:s text:c="3"/><text:span text:style-name="T20">UpdateData(message);</text:span></text:p>
      <text:p text:style-name="P4"><text:span text:style-name="T15"/></text:p>
      <text:p text:style-name="P4"><text:span text:style-name="T15"><text:s text:c="3"/>// </text:span><text:span text:style-name="T16">2. Обновляем метаданные записи</text:span></text:p>
      <text:p text:style-name="P52"><text:span text:style-name="T15"><text:s text:c="3"/></text:span><text:span text:style-name="T68">metadata.MutexOwner = message.MutexOwner;</text:span></text:p>
      <text:p text:style-name="P52"><text:s text:c="3"/><text:span text:style-name="T68">metadata.ChangeMutex = message.ChangeMutex;</text:span></text:p>
      <text:p text:style-name="P52"><text:s text:c="3"/><text:span text:style-name="T68">UpdateMetadata(metadata, message);</text:span></text:p>
      <text:p text:style-name="P4"><text:span text:style-name="T15"/></text:p>
      <text:p text:style-name="P52"><text:span text:style-name="T15"><text:s text:c="3"/></text:span><text:span text:style-name="T32">// </text:span><text:span text:style-name="T16">3. </text:span><text:span text:style-name="T14">Маршрутизируем сообщение </text:span><text:span text:style-name="T15">в другие узлы</text:span></text:p>
      <text:p text:style-name="P4"><text:span text:style-name="T14"><text:s text:c="3"/></text:span><text:span text:style-name="T32">RouteMessage(message);</text:span></text:p>
      <text:p text:style-name="P4"><text:span text:style-name="T15"/></text:p>
      <text:p text:style-name="P4"><text:span text:style-name="T15"><text:s text:c="3"/>// </text:span><text:span text:style-name="T16">Конец транзакции</text:span></text:p>
      <text:p text:style-name="P2">}</text:p>
      <text:p text:style-name="P2">else</text:p>
      <text:p text:style-name="P2">{</text:p>
      <text:p text:style-name="P48"><text:s text:c="3"/>// <text:span text:style-name="T12">Игнорируем </text:span><text:span text:style-name="T13">и</text:span><text:span text:style-name="T12"> удаляем сообщение </text:span><text:span text:style-name="T13">из очереди</text:span></text:p>
      <text:p text:style-name="P4"><text:s text:c="3"/><text:span text:style-name="T20">IgnoreMessage(message);</text:span></text:p>
      <text:p text:style-name="P2">}</text:p>
      <text:p text:style-name="P55"/>
      <text:p text:style-name="P58">Код <text:span text:style-name="T68">обработки входящего сообщения </text:span>периферийного узла:</text:p>
      <text:p text:style-name="P46"/>
      <text:p text:style-name="P48">// <text:span text:style-name="T16">Начало транзакции</text:span></text:p>
      <text:p text:style-name="P48"><text:span text:style-name="T16"/></text:p>
      <text:p text:style-name="P48">// <text:span text:style-name="T16">1. Всегда п</text:span><text:span text:style-name="T14">рименяем изменения </text:span><text:span text:style-name="T15">в </text:span><text:span text:style-name="T16">периферийном</text:span><text:span text:style-name="T15"> узле</text:span></text:p>
      <text:p text:style-name="P52"><text:span text:style-name="T20">UpdateData(message);</text:span></text:p>
      <text:p text:style-name="P52"><text:span text:style-name="T15"/></text:p>
      <text:p text:style-name="P52"><text:span text:style-name="T15">// </text:span><text:span text:style-name="T16">2. Обновляем метаданные записи</text:span></text:p>
      <text:p text:style-name="P53"><text:span text:style-name="T69">metadata.SharedMutex = message.ChangeMutex;</text:span></text:p>
      <text:p text:style-name="P53"><text:span text:style-name="T68">UpdateMetadata(metadata);</text:span></text:p>
      <text:p text:style-name="P52"><text:span text:style-name="T15"/></text:p>
      <text:p text:style-name="P52"><text:span text:style-name="T17">// </text:span><text:span text:style-name="T18">Конец транзакции</text:span></text:p>
      <text:p text:style-name="P52"><text:span text:style-name="T18"/></text:p>
      <text:p text:style-name="P57">Код <text:span text:style-name="T70">формирования исходящего сообщения </text:span>периферийного узла:</text:p>
      <text:p text:style-name="P47"/>
      <text:p text:style-name="P50">// <text:span text:style-name="T16">Начало транзакции</text:span></text:p>
      <text:p text:style-name="P50"><text:span text:style-name="T16"/></text:p>
      <text:p text:style-name="P50">// <text:span text:style-name="T16">1. </text:span><text:span text:style-name="T19">Выполняется изменение данных</text:span></text:p>
      <text:p text:style-name="P54"><text:span text:style-name="T20">UpdateData(data);</text:span></text:p>
      <text:p text:style-name="P54"><text:span text:style-name="T15"/></text:p>
      <text:p text:style-name="P54"><text:span text:style-name="T15">// </text:span><text:span text:style-name="T16">2. Обновляем метаданные записи</text:span></text:p>
      <text:p text:style-name="P54"><text:span text:style-name="T69">metadata.ChangeMutex = GenerateNewChangeMutex();</text:span></text:p>
      <text:p text:style-name="P54"><text:span text:style-name="T68">UpdateMetadata(metadata);</text:span></text:p>
      <text:p text:style-name="P54"/>
      <text:p text:style-name="P54">// <text:span text:style-name="T70">3. </text:span><text:span text:style-name="T19">Отправляем сообщение в центральный узел</text:span></text:p>
      <text:p text:style-name="P56">Message message = new Message(data);</text:p>
      <text:p text:style-name="P56">message.SharedMutex = metadata.SharedMutex;</text:p>
      <text:p text:style-name="P56">message.ChangeMutex = metadata.ChangeMutex;</text:p>
      <text:p text:style-name="P56">SendMessage(sourceNode, targetNode, message);</text:p>
      <text:p text:style-name="P54"><text:span text:style-name="T15"/></text:p>
      <text:p text:style-name="P54"><text:span text:style-name="T17">// </text:span><text:span text:style-name="T18">Конец транзакци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20:58:35.771000000</meta:creation-date>
    <meta:generator>LibreOffice/5.4.7.2$Windows_X86_64 LibreOffice_project/c838ef25c16710f8838b1faec480ebba495259d0</meta:generator>
    <dc:date>2021-02-05T00:20:53.731000000</dc:date>
    <meta:editing-duration>PT23H16M10S</meta:editing-duration>
    <meta:editing-cycles>151</meta:editing-cycles>
    <meta:document-statistic meta:table-count="0" meta:image-count="0" meta:object-count="0" meta:page-count="3" meta:paragraph-count="104" meta:word-count="734" meta:character-count="6017" meta:non-whitespace-character-count="5289"/>
  </office:meta>
</office:document-meta>
</file>